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family-generic="system" style:font-pitch="variable" style:font-charset="x-symbol"/>
    <style:font-face style:name="Verdana" svg:font-family="Verdana, 'Lucida Grande', Lucida, Helvetica, Arial, sans-serif"/>
    <style:font-face style:name="Palatino Linotype" svg:font-family="'Palatino Linotype', 'Palatino Linotype'" style:font-family-generic="roman"/>
    <style:font-face style:name="Courier New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style:font-name="Courier New" fo:font-size="8pt" fo:font-style="normal" fo:font-weight="normal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reak-before="page"/>
      <style:text-properties fo:font-size="26pt" style:font-size-asian="26pt" style:font-size-complex="26pt"/>
    </style:style>
    <style:style style:name="P10" style:family="paragraph" style:parent-style-name="Standard" style:master-page-name="MP0">
      <style:paragraph-properties style:page-number="auto" fo:break-before="page"/>
      <style:text-properties style:font-name="Courier New" fo:font-size="8pt" style:font-size-asian="8pt" style:font-size-complex="8pt"/>
    </style:style>
    <style:style style:name="P11" style:family="paragraph" style:parent-style-name="Standard" style:list-style-name="L1"/>
    <style:style style:name="P12" style:family="paragraph" style:parent-style-name="Standard">
      <style:paragraph-properties fo:margin-left="0cm" fo:margin-right="0cm" fo:margin-top="0.199cm" fo:margin-bottom="0cm" fo:text-align="justify" style:justify-single-word="false" fo:text-indent="0.199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Heading_20_1" style:list-style-name="L2">
      <style:paragraph-properties fo:margin-left="0cm" fo:margin-right="0cm" fo:margin-top="0cm" fo:margin-bottom="0.21cm" fo:text-indent="0cm" style:auto-text-indent="false" fo:keep-with-next="always">
        <style:tab-stops>
          <style:tab-stop style:position="0.773cm"/>
          <style:tab-stop style:position="1.873cm"/>
          <style:tab-stop style:position="2.743c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Contents_20_1">
      <style:paragraph-properties>
        <style:tab-stops>
          <style:tab-stop style:position="17.427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margin-left="0cm" fo:margin-right="0cm" fo:margin-top="0cm" fo:margin-bottom="0.21cm" fo:text-indent="0cm" style:auto-text-indent="false">
        <style:tab-stops>
          <style:tab-stop style:position="0.773cm"/>
          <style:tab-stop style:position="1.873cm"/>
          <style:tab-stop style:position="2.743cm"/>
        </style:tab-stops>
      </style:paragraph-properties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Times New Roman"/>
    </style:style>
    <style:style style:name="T5" style:family="text">
      <style:text-properties fo:color="#000000"/>
    </style:style>
    <style:style style:name="T6" style:family="text">
      <style:text-properties style:font-name-asian="Palatino Linotype"/>
    </style:style>
    <style:style style:name="T7" style:family="text">
      <style:text-properties style:font-name-complex="Palatino Linotyp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style:background-transparency="100%" fo:padding="0cm" fo:border="0.035cm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date-style style:name="N5116" number:language="en" number:country="US">
      <number:day number:calendar="gregorian"/>
      <number:text>. </number:text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variable-decls>
        <text:variable-decl office:value-type="float" text:name="chun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Standard"/>
      <text:p text:style-name="Standard"/>
      <text:p text:style-name="P5">Harvest Control Rules</text:p>
      <text:p text:style-name="P6"/>
      <text:p text:style-name="P6">Laurence Kell</text:p>
      <text:p text:style-name="P6"/>
      <text:p text:style-name="P7"><text:span text:style-name="Default_20_Paragraph_20_Font"><text:span text:style-name="T3"><text:date style:data-style-name="N5116" text:date-value="2010-07-26T16:30:18.79">26. July 2010</text:date></text:span></text:span></text:p>
      <text:p text:style-name="P9"/>
      <text:p text:style-name="Standard"/>
      <text:p text:style-name="Standard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4"><text:s/>1 Introduction<text:tab/>2</text:p>
        </text:index-body>
      </text:table-of-content>
      <text:list xml:id="list28408587" text:style-name="L1">
        <text:list-header>
          <text:p text:style-name="P11"/>
        </text:list-header>
      </text:list>
      <text:p text:style-name="P8"/>
      <text:list xml:id="list28436318" text:style-name="L2">
        <text:list-item>
          <text:h text:style-name="P13" text:outline-level="1">Introduction</text:h>
        </text:list-item>
      </text:list>
      <text:p text:style-name="P12">Flipper contains a variety of enhancements for use with FLR, these are all R based, any C++ and AD versions are found in FLash</text:p>
      <text:p text:style-name="P12"/>
      <text:p text:style-name="P15"><text:s/><draw:frame draw:style-name="fr1" draw:name="Frame2" text:anchor-type="as-char" svg:y="-0.116cm" svg:width="16.887cm" style:rel-width="scale" svg:height="1.868cm" style:rel-height="scale-min" draw:z-index="0"><draw:text-box><text:p text:style-name="P4"> </text:p><text:p text:style-name="P4"># F bounds</text:p><text:p text:style-name="P4">black.bird <text:s text:c="5"/>&lt;-fwd(black.bird, ctrl=ctrl, sr=list(model="mean",params=FLPar(25000)))</text:p><text:p text:style-name="P4">plot(FLStocks(black.bird))</text:p><text:p text:style-name="P4"/><text:p text:style-name="P2"><text:span text:style-name="T2">Chunk </text:span><text:span text:style-name="T2"><text:variable-set text:name="chunk" text:formula="ooow:chunk+1" office:value-type="float" office:value="1" style:data-style-name="N0">1</text:variable-set></text:span><text:span text:style-name="T2">: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family-generic="system" style:font-pitch="variable" style:font-charset="x-symbol"/>
    <style:font-face style:name="Verdana" svg:font-family="Verdana, 'Lucida Grande', Lucida, Helvetica, Arial, sans-serif"/>
    <style:font-face style:name="Palatino Linotype" svg:font-family="'Palatino Linotype', 'Palatino Linotype'" style:font-family-generic="roman"/>
    <style:font-face style:name="Courier New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GB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GB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14cm" style:type="center"/>
          <style:tab-stop style:position="17.42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9.47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8.97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8.47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Heading_20_2a" style:display-name="Heading 2a" style:family="paragraph" style:parent-style-name="Heading_20_2" style:default-outline-level="2" style:list-style-name="">
      <style:paragraph-properties fo:hyphenation-ladder-count="no-limit"/>
      <style:text-properties fo:font-size="12pt" fo:font-style="normal" style:font-size-asian="12pt" style:font-style-asian="normal" style:font-size-complex="12pt" style:font-style-complex="normal" fo:hyphenate="false" fo:hyphenation-remain-char-count="0" fo:hyphenation-push-char-count="0"/>
    </style:style>
    <style:style style:name="Heading_20_3a" style:display-name="Heading 3a" style:family="paragraph" style:parent-style-name="Heading_20_3" style:default-outline-level="3" style:list-style-name="">
      <style:paragraph-properties fo:hyphenation-ladder-count="no-limit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 fo:hyphenate="false" fo:hyphenation-remain-char-count="0" fo:hyphenation-push-char-count="0"/>
    </style:style>
    <style:style style:name="Function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Chunk" style:family="paragraph" style:parent-style-name="Caption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igure" style:family="paragraph" style:parent-style-name="Caption">
      <style:paragraph-properties fo:hyphenation-ladder-count="no-limit"/>
      <style:text-properties fo:hyphenate="false" fo:hyphenation-remain-char-count="0" fo:hyphenation-push-char-count="0"/>
    </style:style>
    <style:style style:name="ArialCenteredBold" style:family="paragraph">
      <style:paragraph-properties fo:text-align="center" style:justify-single-word="false" fo:hyphenation-ladder-count="no-limit"/>
      <style:text-properties fo:color="#000000" style:font-name="Arial" fo:font-weight="bold" style:font-weight-asian="bold" fo:hyphenate="false" fo:hyphenation-remain-char-count="0" fo:hyphenation-push-char-count="0"/>
    </style:style>
    <style:style style:name="ArialNormal" style:family="paragraph">
      <style:paragraph-properties fo:hyphenation-ladder-count="no-limit"/>
      <style:text-properties fo:color="#000000" style:font-name="Arial" fo:hyphenate="false" fo:hyphenation-remain-char-count="0" fo:hyphenation-push-char-count="0"/>
    </style:style>
    <style:style style:name="ArialCentered" style:family="paragraph">
      <style:paragraph-properties fo:text-align="center" style:justify-single-word="false" fo:hyphenation-ladder-count="no-limit"/>
      <style:text-properties fo:color="#000000" style:font-name="Arial" fo:hyphenate="false" fo:hyphenation-remain-char-count="0" fo:hyphenation-push-char-count="0"/>
    </style:style>
    <style:style style:name="ArialHighlight" style:family="paragraph">
      <style:paragraph-properties fo:text-align="center" style:justify-single-word="false" fo:hyphenation-ladder-count="no-limit"/>
      <style:text-properties fo:color="#ff0000" style:font-name="Arial" fo:font-weight="bold" style:font-weight-asian="bold" fo:hyphenate="false" fo:hyphenation-remain-char-count="0" fo:hyphenation-push-char-count="0"/>
    </style:style>
    <style:style style:name="ttBlue" style:family="paragraph">
      <style:paragraph-properties fo:hyphenation-ladder-count="no-limit"/>
      <style:text-properties fo:color="#000080" style:font-name="Courier New" fo:font-size="10pt" style:font-size-asian="10pt" fo:hyphenate="false" fo:hyphenation-remain-char-count="0" fo:hyphenation-push-char-count="0"/>
    </style:style>
    <style:style style:name="ttRed" style:family="paragraph">
      <style:paragraph-properties fo:hyphenation-ladder-count="no-limit"/>
      <style:text-properties fo:color="#800000" style:font-name="Courier New" fo:font-size="10pt" style:font-size-asian="10pt" fo:hyphenate="fals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67%"/>
    </style:style>
    <style:style style:name="Source_20_Text" style:display-name="Source Text" style:family="text">
      <style:text-properties style:font-name="Courier New" fo:language="en" fo:country="US" style:font-name-asian="Courier New" style:font-name-complex="Courier New"/>
    </style:style>
    <style:style style:name="Label" style:family="text">
      <style:text-properties fo:font-weight="bold" style:font-weight-asian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2" style:display-name="WW_CharLFO2LV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3" style:display-name="WW_CharLFO2LV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4" style:display-name="WW_CharLFO2LV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5" style:display-name="WW_CharLFO2LV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6" style:display-name="WW_CharLFO2LV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7" style:display-name="WW_CharLFO2LV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8" style:display-name="WW_CharLFO2LVL8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2LVL9" style:display-name="WW_CharLFO2LVL9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028cm" fo:margin-right="2.13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2</text:page-number></text:span></text:span><text:span text:style-name="Default_20_Paragraph_20_Font"><text:span text:style-name="MT1"> of </text:span></text:span><text:span text:style-name="Default_20_Paragraph_20_Font"><text:span text:style-name="MT1"><text:page-count>2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Laurie Kell</dc:creator>
    <meta:creation-date>2007-01-04T09:18:00Z</meta:creation-date>
    <dc:date>2010-07-26T16:30:18.67</dc:date>
    <meta:print-date>2010-03-18T10:10:00Z</meta:print-date>
    <meta:editing-cycles>329</meta:editing-cycles>
    <meta:editing-duration>PT185H27M38S</meta:editing-duration>
    <meta:document-statistic meta:table-count="0" meta:image-count="0" meta:object-count="0" meta:page-count="2" meta:paragraph-count="14" meta:word-count="53" meta:character-count="3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Stuff/Publications/book/chapters/HCRs/HCRSweave.odt/Normal.dotm"/>
  </office:meta>
</office:document-meta>
</file>